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background-color="#00FF00" fo:language="es" fo:country="ES"/>
    </style:style>
    <style:style style:name="P3" style:parent-style-name="Normal" style:family="paragraph">
      <style:text-properties fo:language="es" fo:country="ES"/>
    </style:style>
    <style:style style:name="T4" style:parent-style-name="Fuentedepárrafopredeter." style:family="text">
      <style:text-properties fo:background-color="#FFFF00" fo:language="es" fo:country="ES"/>
    </style:style>
    <style:style style:name="P5" style:parent-style-name="Normal" style:family="paragraph">
      <style:text-properties fo:language="es" fo:country="ES"/>
    </style:style>
    <style:style style:name="T6" style:parent-style-name="Fuentedepárrafopredeter." style:family="text">
      <style:text-properties fo:background-color="#FFFF00" fo:language="es" fo:country="ES"/>
    </style:style>
    <style:style style:name="P7" style:parent-style-name="Normal" style:family="paragraph">
      <style:text-properties fo:language="es" fo:country="ES"/>
    </style:style>
    <style:style style:name="P8" style:parent-style-name="Normal" style:family="paragraph">
      <style:text-properties fo:language="es" fo:country="ES"/>
    </style:style>
    <style:style style:name="T9" style:parent-style-name="Fuentedepárrafopredeter." style:family="text">
      <style:text-properties fo:background-color="#FFFF00"/>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background-color="#00FFFF" fo:language="es" fo:country="ES"/>
    </style:style>
    <style:style style:name="P12" style:parent-style-name="Normal" style:family="paragraph">
      <style:text-properties fo:background-color="#00FFFF" fo:language="es" fo:country="ES"/>
    </style:style>
    <style:style style:name="P13" style:parent-style-name="Normal" style:family="paragraph">
      <style:text-properties fo:background-color="#00FFFF" fo:language="es" fo:country="ES"/>
    </style:style>
    <style:style style:name="T14" style:parent-style-name="Fuentedepárrafopredeter." style:family="text">
      <style:text-properties fo:background-color="#00FFFF" fo:language="es" fo:country="ES"/>
    </style:style>
    <style:style style:name="P15" style:parent-style-name="Normal" style:family="paragraph">
      <style:text-properties fo:background-color="#FFFF00" fo:language="es" fo:country="ES"/>
    </style:style>
    <style:style style:name="P16" style:parent-style-name="Normal" style:family="paragraph">
      <style:text-properties fo:language="es" fo:country="ES"/>
    </style:style>
    <style:style style:name="P17" style:parent-style-name="Normal" style:family="paragraph">
      <style:text-properties fo:background-color="#FFFF00" fo:language="es" fo:country="ES"/>
    </style:style>
    <style:style style:name="P18" style:parent-style-name="Normal" style:family="paragraph">
      <style:text-properties fo:language="es" fo:country="ES"/>
    </style:style>
    <style:style style:name="P19" style:parent-style-name="Normal" style:family="paragraph">
      <style:text-properties fo:background-color="#FFFF00" fo:language="es" fo:country="ES"/>
    </style:style>
    <style:style style:name="P20" style:parent-style-name="Normal" style:family="paragraph">
      <style:text-properties fo:language="es" fo:country="ES"/>
    </style:style>
    <style:style style:name="P21" style:parent-style-name="Normal" style:family="paragraph">
      <style:text-properties fo:background-color="#FFFF00" fo:language="es" fo:country="ES"/>
    </style:style>
    <style:style style:name="P22" style:parent-style-name="Normal" style:family="paragraph">
      <style:text-properties fo:language="es" fo:country="ES"/>
    </style:style>
    <style:style style:name="P23" style:parent-style-name="Normal" style:family="paragraph">
      <style:text-properties fo:background-color="#FFFF00" fo:language="es" fo:country="ES"/>
    </style:style>
    <style:style style:name="P24" style:parent-style-name="Normal" style:family="paragraph">
      <style:text-properties fo:language="es" fo:country="ES"/>
    </style:style>
    <style:style style:name="P25" style:parent-style-name="Normal" style:family="paragraph">
      <style:paragraph-properties fo:text-align="justify"/>
    </style:style>
    <style:style style:name="T26" style:parent-style-name="Fuentedepárrafopredeter." style:family="text">
      <style:text-properties fo:background-color="#FFFF00" fo:language="es" fo:country="ES"/>
    </style:style>
    <style:style style:name="P27" style:parent-style-name="Normal" style:family="paragraph">
      <style:paragraph-properties fo:text-align="justify"/>
      <style:text-properties fo:language="es" fo:country="ES"/>
    </style:style>
    <style:style style:name="P28" style:parent-style-name="Normal" style:family="paragraph">
      <style:paragraph-properties fo:text-align="justify"/>
      <style:text-properties fo:language="es" fo:country="ES"/>
    </style:style>
    <style:style style:name="P29" style:parent-style-name="Normal" style:family="paragraph">
      <style:paragraph-properties fo:text-align="justify"/>
    </style:style>
    <style:style style:name="T30" style:parent-style-name="Fuentedepárrafopredeter." style:family="text">
      <style:text-properties fo:background-color="#FFFF00" fo:language="es" fo:country="ES"/>
    </style:style>
    <style:style style:name="T31" style:parent-style-name="Fuentedepárrafopredeter." style:family="text">
      <style:text-properties fo:language="es" fo:country="ES"/>
    </style:style>
    <style:style style:name="P32" style:parent-style-name="Normal" style:family="paragraph">
      <style:paragraph-properties fo:text-align="justify"/>
      <style:text-properties fo:language="es" fo:country="ES"/>
    </style:style>
    <style:style style:name="P33" style:parent-style-name="Normal" style:family="paragraph">
      <style:paragraph-properties fo:text-align="justify"/>
      <style:text-properties fo:language="es" fo:country="ES"/>
    </style:style>
    <style:style style:name="P34" style:parent-style-name="Normal" style:family="paragraph">
      <style:paragraph-properties fo:text-align="justify"/>
      <style:text-properties fo:language="es" fo:country="ES"/>
    </style:style>
    <style:style style:name="P35" style:parent-style-name="Normal" style:family="paragraph">
      <style:paragraph-properties fo:text-align="justify"/>
      <style:text-properties fo:language="es" fo:country="ES"/>
    </style:style>
    <style:style style:name="P36" style:parent-style-name="Normal" style:family="paragraph">
      <style:paragraph-properties fo:text-align="justify"/>
      <style:text-properties fo:language="es" fo:country="ES"/>
    </style:style>
    <style:style style:name="P37" style:parent-style-name="Normal" style:family="paragraph">
      <style:paragraph-properties fo:text-align="justify"/>
      <style:text-properties fo:language="es" fo:country="ES"/>
    </style:style>
    <style:style style:name="P38" style:parent-style-name="Normal" style:family="paragraph">
      <style:paragraph-properties fo:text-align="justify"/>
      <style:text-properties fo:language="es" fo:country="ES"/>
    </style:style>
    <style:style style:name="P39" style:parent-style-name="Normal" style:family="paragraph">
      <style:paragraph-properties fo:text-align="justify"/>
      <style:text-properties fo:language="es" fo:country="ES"/>
    </style:style>
    <style:style style:name="P40" style:parent-style-name="Normal" style:family="paragraph">
      <style:paragraph-properties fo:text-align="justify"/>
      <style:text-properties fo:language="es" fo:country="ES"/>
    </style:style>
    <style:style style:name="P41" style:parent-style-name="Normal" style:family="paragraph">
      <style:paragraph-properties fo:text-align="justify"/>
      <style:text-properties fo:language="es" fo:country="ES"/>
    </style:style>
    <style:style style:name="P42" style:parent-style-name="Normal" style:family="paragraph">
      <style:paragraph-properties fo:text-align="justify"/>
      <style:text-properties fo:language="es" fo:country="ES"/>
    </style:style>
    <style:style style:name="P43" style:parent-style-name="Normal" style:family="paragraph">
      <style:paragraph-properties fo:text-align="justify"/>
      <style:text-properties fo:language="es" fo:country="ES"/>
    </style:style>
    <style:style style:name="P44" style:parent-style-name="Normal" style:family="paragraph">
      <style:paragraph-properties fo:text-align="justify"/>
      <style:text-properties fo:language="es" fo:country="ES"/>
    </style:style>
    <style:style style:name="P45" style:parent-style-name="Normal" style:family="paragraph">
      <style:paragraph-properties fo:text-align="justify"/>
      <style:text-properties fo:language="es" fo:country="ES"/>
    </style:style>
    <style:style style:name="P46" style:parent-style-name="Normal" style:family="paragraph">
      <style:paragraph-properties fo:text-align="justify"/>
      <style:text-properties fo:language="es" fo:country="ES"/>
    </style:style>
    <style:style style:name="P47" style:parent-style-name="Normal" style:family="paragraph">
      <style:paragraph-properties fo:text-align="justify"/>
      <style:text-properties fo:language="es" fo:country="ES"/>
    </style:style>
    <style:style style:name="P48" style:parent-style-name="Normal" style:family="paragraph">
      <style:paragraph-properties fo:text-align="justify"/>
      <style:text-properties fo:language="es" fo:country="ES"/>
    </style:style>
    <style:style style:name="P49" style:parent-style-name="Normal" style:family="paragraph">
      <style:paragraph-properties fo:text-align="justify"/>
      <style:text-properties fo:language="es" fo:country="ES"/>
    </style:style>
    <style:style style:name="P50" style:parent-style-name="Normal" style:family="paragraph">
      <style:paragraph-properties fo:text-align="justify"/>
      <style:text-properties fo:language="es" fo:country="ES"/>
    </style:style>
    <style:style style:name="P51" style:parent-style-name="Normal" style:family="paragraph">
      <style:paragraph-properties fo:text-align="justify"/>
      <style:text-properties fo:language="es" fo:country="ES"/>
    </style:style>
    <style:style style:name="P52" style:parent-style-name="Normal" style:family="paragraph">
      <style:paragraph-properties fo:text-align="justify"/>
      <style:text-properties fo:language="es" fo:country="ES"/>
    </style:style>
    <style:style style:name="P53" style:parent-style-name="Normal" style:family="paragraph">
      <style:paragraph-properties fo:text-align="justify"/>
      <style:text-properties fo:language="es" fo:country="ES"/>
    </style:style>
    <style:style style:name="P54" style:parent-style-name="Normal" style:family="paragraph">
      <style:paragraph-properties fo:text-align="justify"/>
      <style:text-properties fo:language="es" fo:country="ES"/>
    </style:style>
    <style:style style:name="P55" style:parent-style-name="Normal" style:family="paragraph">
      <style:paragraph-properties fo:text-align="justify"/>
      <style:text-properties fo:language="es" fo:country="ES"/>
    </style:style>
    <style:style style:name="P56" style:parent-style-name="Normal" style:family="paragraph">
      <style:paragraph-properties fo:text-align="justify"/>
      <style:text-properties fo:language="es" fo:country="ES"/>
    </style:style>
    <style:style style:name="P57" style:parent-style-name="Normal" style:family="paragraph">
      <style:paragraph-properties fo:text-align="justify"/>
      <style:text-properties fo:language="es" fo:country="ES"/>
    </style:style>
    <style:style style:name="P58" style:parent-style-name="Normal" style:family="paragraph">
      <style:paragraph-properties fo:text-align="justify"/>
      <style:text-properties fo:language="es" fo:country="ES"/>
    </style:style>
    <style:style style:name="P59" style:parent-style-name="Normal" style:family="paragraph">
      <style:paragraph-properties fo:text-align="justify"/>
      <style:text-properties fo:language="es" fo:country="ES"/>
    </style:style>
    <style:style style:name="P60" style:parent-style-name="Normal" style:family="paragraph">
      <style:paragraph-properties fo:text-align="justify"/>
      <style:text-properties fo:language="es" fo:country="ES"/>
    </style:style>
    <style:style style:name="P61" style:parent-style-name="Normal" style:family="paragraph">
      <style:paragraph-properties fo:text-align="justify"/>
    </style:style>
    <style:style style:name="T62" style:parent-style-name="Fuentedepárrafopredeter." style:family="text">
      <style:text-properties fo:background-color="#00FF00" fo:language="es" fo:country="ES"/>
    </style:style>
    <style:style style:name="P63" style:parent-style-name="Normal" style:family="paragraph">
      <style:paragraph-properties fo:text-align="justify"/>
      <style:text-properties fo:language="es" fo:country="ES"/>
    </style:style>
    <style:style style:name="P64" style:parent-style-name="Normal" style:family="paragraph">
      <style:paragraph-properties fo:text-align="justify"/>
      <style:text-properties fo:language="es" fo:country="ES"/>
    </style:style>
    <style:style style:name="P65" style:parent-style-name="Normal" style:family="paragraph">
      <style:paragraph-properties fo:text-align="justify"/>
    </style:style>
    <style:style style:name="T66" style:parent-style-name="Fuentedepárrafopredeter." style:family="text">
      <style:text-properties fo:background-color="#FF0000" fo:language="es" fo:country="ES"/>
    </style:style>
    <style:style style:name="P67" style:parent-style-name="Normal" style:family="paragraph">
      <style:paragraph-properties fo:text-align="justify"/>
      <style:text-properties fo:language="es" fo:country="ES"/>
    </style:style>
    <style:style style:name="P68" style:parent-style-name="Normal" style:family="paragraph">
      <style:paragraph-properties fo:text-align="justify"/>
    </style:style>
    <style:style style:name="T69" style:parent-style-name="Fuentedepárrafopredeter." style:family="text">
      <style:text-properties fo:background-color="#FFFF00" fo:language="es" fo:country="ES"/>
    </style:style>
    <style:style style:name="T70" style:parent-style-name="Fuentedepárrafopredeter." style:family="text">
      <style:text-properties fo:background-color="#FFFF00" fo:language="es" fo:country="ES"/>
    </style:style>
    <style:style style:name="T71" style:parent-style-name="Fuentedepárrafopredeter." style:family="text">
      <style:text-properties fo:background-color="#FFFF00" fo:language="es" fo:country="ES"/>
    </style:style>
    <style:style style:name="P72" style:parent-style-name="Normal" style:family="paragraph">
      <style:paragraph-properties fo:text-align="justify"/>
    </style:style>
    <style:style style:name="T73" style:parent-style-name="Fuentedepárrafopredeter." style:family="text">
      <style:text-properties fo:background-color="#FF0000" fo:language="es" fo:country="ES"/>
    </style:style>
    <style:style style:name="P74" style:parent-style-name="Normal" style:family="paragraph">
      <style:paragraph-properties fo:text-align="justify"/>
      <style:text-properties fo:language="es" fo:country="ES"/>
    </style:style>
    <style:style style:name="P75" style:parent-style-name="Normal" style:family="paragraph">
      <style:paragraph-properties fo:text-align="justify"/>
    </style:style>
    <style:style style:name="T76" style:parent-style-name="Fuentedepárrafopredeter." style:family="text">
      <style:text-properties fo:background-color="#FFFF00" fo:language="es" fo:country="ES"/>
    </style:style>
    <style:style style:name="T77" style:parent-style-name="Fuentedepárrafopredeter." style:family="text">
      <style:text-properties fo:background-color="#FFFF00" fo:language="es" fo:country="ES"/>
    </style:style>
    <style:style style:name="P78" style:parent-style-name="Normal" style:family="paragraph">
      <style:paragraph-properties fo:text-align="justify"/>
      <style:text-properties fo:language="es" fo:country="ES"/>
    </style:style>
    <style:style style:name="P79" style:parent-style-name="Normal" style:family="paragraph">
      <style:paragraph-properties fo:text-align="justify"/>
      <style:text-properties fo:language="es" fo:country="ES"/>
    </style:style>
    <style:style style:name="P80" style:parent-style-name="Normal" style:family="paragraph">
      <style:paragraph-properties fo:text-align="justify"/>
    </style:style>
    <style:style style:name="T81" style:parent-style-name="Fuentedepárrafopredeter." style:family="text">
      <style:text-properties fo:background-color="#FF0000" fo:language="es" fo:country="ES"/>
    </style:style>
    <style:style style:name="P82" style:parent-style-name="Normal" style:family="paragraph">
      <style:paragraph-properties fo:text-align="justify"/>
      <style:text-properties fo:language="es" fo:country="ES"/>
    </style:style>
    <style:style style:name="P83" style:parent-style-name="Normal" style:family="paragraph">
      <style:paragraph-properties fo:text-align="justify"/>
    </style:style>
    <style:style style:name="T84" style:parent-style-name="Fuentedepárrafopredeter." style:family="text">
      <style:text-properties fo:background-color="#FFFF00" fo:language="es" fo:country="ES"/>
    </style:style>
    <style:style style:name="P85" style:parent-style-name="Normal" style:family="paragraph">
      <style:paragraph-properties fo:text-align="justify"/>
    </style:style>
    <style:style style:name="T86" style:parent-style-name="Fuentedepárrafopredeter." style:family="text">
      <style:text-properties fo:background-color="#FF0000" fo:language="es" fo:country="ES"/>
    </style:style>
    <style:style style:name="T87" style:parent-style-name="Fuentedepárrafopredeter." style:family="text">
      <style:text-properties fo:language="es" fo:country="ES"/>
    </style:style>
    <style:style style:name="P88" style:parent-style-name="Normal" style:family="paragraph">
      <style:paragraph-properties fo:text-align="justify"/>
      <style:text-properties fo:language="es" fo:country="ES"/>
    </style:style>
    <style:style style:name="P89" style:parent-style-name="Normal" style:family="paragraph">
      <style:paragraph-properties fo:text-align="justify"/>
    </style:style>
    <style:style style:name="T90" style:parent-style-name="Fuentedepárrafopredeter." style:family="text">
      <style:text-properties fo:background-color="#FFFF00" fo:language="es" fo:country="ES"/>
    </style:style>
    <style:style style:name="P91" style:parent-style-name="Normal" style:family="paragraph">
      <style:paragraph-properties fo:text-align="justify"/>
      <style:text-properties fo:language="es" fo:country="ES"/>
    </style:style>
    <style:style style:name="P92" style:parent-style-name="Normal" style:family="paragraph">
      <style:paragraph-properties fo:text-align="justify"/>
      <style:text-properties fo:language="es" fo:country="ES"/>
    </style:style>
    <style:style style:name="P93" style:parent-style-name="Normal" style:family="paragraph">
      <style:paragraph-properties fo:text-align="justify"/>
      <style:text-properties fo:language="es" fo:country="ES"/>
    </style:style>
    <style:style style:name="P94" style:parent-style-name="Normal" style:family="paragraph">
      <style:paragraph-properties fo:text-align="justify"/>
      <style:text-properties fo:language="es" fo:country="ES"/>
    </style:style>
    <style:style style:name="P95" style:parent-style-name="Normal" style:family="paragraph">
      <style:paragraph-properties fo:text-align="justify"/>
    </style:style>
    <style:style style:name="T96" style:parent-style-name="Fuentedepárrafopredeter." style:family="text">
      <style:text-properties fo:background-color="#00FF00" fo:language="es" fo:country="ES"/>
    </style:style>
    <style:style style:name="P97" style:parent-style-name="Normal" style:family="paragraph">
      <style:paragraph-properties fo:text-align="justify"/>
      <style:text-properties fo:language="es" fo:country="ES"/>
    </style:style>
  </office:automatic-styles>
  <office:body>
    <office:text text:use-soft-page-breaks="true">
      <text:p text:style-name="P1"><text:span text:style-name="T2">ENTIDADES EN JAVA (JPA)</text:span></text:p>
      <text:p text:style-name="P3">Para crear una entidad tendremos que crear la clase necesaria para crear las entidades, pero debe tener encima de la clase la persistencia necesaria para que pueda ser considerado como una entidad JPA (Java Persistence Api), como:</text:p>
      <text:p text:style-name="Normal"><text:span text:style-name="T4">@Entity</text:span></text:p>
      <text:p text:style-name="P5">Usando Entity hacemos que toda la clase sea referenciada<text:s/>y usada<text:s/>como una entidad<text:s/>tipo<text:s/>JPA</text:p>
      <text:p text:style-name="Normal"><text:span text:style-name="T6">@Table</text:span></text:p>
      <text:p text:style-name="P7">Usando Table hacemos que busque y use nuestra tabla de base de datos con un respectivo (name = “nombre de la tabla de la base de datos”)<text:s/></text:p>
      <text:p text:style-name="P8"><text:s/>Luego<text:s/>de<text:s/>importar las persistencias para que tomen forma de entidades<text:s/>y sepa que tabla es de la base de datos, debemos crear las entidades con los respectivos parámetros usado de persistence, tales como:</text:p>
      <text:p text:style-name="Normal"><text:span text:style-name="T9">private</text:span><text:line-break/>Esto significa que la variable solo se puede acceder desde<text:s/><text:span text:style-name="T10">dentro de la clase</text:span><text:s/>donde está definida. Es decir, otras clases no pueden acceder directamente a esta variable.</text:p>
      <text:p text:style-name="P11">@Id<text:s/></text:p>
      <text:p text:style-name="P12">Clave primaria<text:s/></text:p>
      <text:p text:style-name="P13">@GenerateValue</text:p>
      <text:p text:style-name="Normal"><text:span text:style-name="T14">Trae la propiedad para generar automáticamente usando un (strategy = GenerationType.IDENTITY)</text:span></text:p>
      <text:p text:style-name="P15">@NotNull</text:p>
      <text:p text:style-name="P16">Valor no nulo</text:p>
      <text:p text:style-name="P17">@Column</text:p>
      <text:p text:style-name="P18">Es una columna de la tabla de la base de datos<text:s/>y se referencia si estamos usando camelCase al momento de la propiedad de la entidad con (name = “nombre de la columna”)</text:p>
      <text:p text:style-name="P19">@OneToOne</text:p>
      <text:p text:style-name="P20">Relación uno a uno<text:s/></text:p>
      <text:p text:style-name="P21">@OneToMany</text:p>
      <text:p text:style-name="P22">Relación uno a muchos</text:p>
      <text:p text:style-name="P23">@ManyToOne</text:p>
      <text:p text:style-name="P24">Relación Muchos a uno</text:p>
      <text:p text:style-name="P25"><text:span text:style-name="T26">@ManyToMany</text:span></text:p>
      <text:p text:style-name="P27">Relación muchos a muchos</text:p>
      <text:p text:style-name="P28"/>
      <text:soft-page-break/>
      <text:p text:style-name="P29"><text:span text:style-name="T30">private Colection &lt;Nombre de la clase&gt; nombreclaseColection</text:span><text:span text:style-name="T31"><text:s/></text:span></text:p>
      <text:p text:style-name="P32">Usamos esta lista en la relación para manejar mejor los datos<text:s/></text:p>
      <text:p text:style-name="P33">Crear el constructor en base al nombre de la clase principal y dejarlo vacio y luego crear otro constructor<text:s/>para llamar las propiedades con sus parámetros</text:p>
      <text:p text:style-name="P34">Crear getters y setters (se crear automáticamente en insert code)</text:p>
      <text:p text:style-name="P35">Los getters van con return y los setters sin return con this.</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soft-page-break/>
      <text:p text:style-name="P61"><text:span text:style-name="T62">SERVICES EN JAVA</text:span></text:p>
      <text:p text:style-name="P63">Para crear un service para usarlo después en un controlador es necesario crear una instancia privada y ahí almacenar EntityManager, una propiedad de Persistence que nos permite manejar mejor la base de datos (Algo parecido a prisma en ts). Luego encima de dicha instancia usar el @PersistenceContext, donde aquí se le asigna un nombre con la respectiva unidad de persistence ubicada en, OtherPackage/src/main/resources/META-INF/persistence.xml</text:p>
      <text:p text:style-name="P64">Luego crear las operaciones CRUD (create, read, update, delete), procedemos a usar las respectivas herramientas que nos da entityManager para interactuar mejor con la base de datos con las que tendremos que asociar un método respectivo para cada operación del CRUD</text:p>
      <text:p text:style-name="P65"><text:span text:style-name="T66">Create</text:span></text:p>
      <text:p text:style-name="P67">Para crear un nuevo<text:s/>dato<text:s/>es necesario usar junto con el nombre asignado a entityManager (em), para poder usarlo con persist y luego llamar al nombre de la variable asignada (por lo general es el nombre de la entidad en minuscula)</text:p>
      <text:p text:style-name="P68"><text:span text:style-name="T69">em.persist(nombreEnMinuscul</text:span><text:span text:style-name="T70">a)</text:span><text:span text:style-name="T71">;</text:span></text:p>
      <text:p text:style-name="P72"><text:span text:style-name="T73">Read by id</text:span></text:p>
      <text:p text:style-name="P74">Para leer<text:s/>un dato <text:s/>por id, es necesario crear una clase que retorne el resultado, donde la pasaremos como parámetro el nombre de la clase y el nombre de la variable asignada, donde<text:s/>al crear este metodo<text:s/>es usado para devolver algo con la clave primaria, ya que se usa para buscar por clave primaria es necesario usar el<text:s/>find<text:s/>y luego<text:s/>llamaremos la clase y luego el id<text:s/></text:p>
      <text:p text:style-name="P75"><text:span text:style-name="T76">return em.find(nombreDeLaClase, y propiedad de la clase)</text:span><text:span text:style-name="T77">;</text:span></text:p>
      <text:p text:style-name="P78"/>
      <text:p text:style-name="P79">(FIND NO FUNCIONARA SI NO ESTAMOS TRABAJANDO CON LA CLAVE PRIMARIA)</text:p>
      <text:p text:style-name="P80"><text:span text:style-name="T81">Update</text:span></text:p>
      <text:p text:style-name="P82">Para Actualizar<text:s/>un campo en la base de datos es necesario usar una clase que retorne el resultado, le pasaremos como parámetro el primaryKey, que hace que el método solo pueda usarse para actualizar usando el id, y es necesario usar merge para actualizar donde luego llamaremos el nombre de la propiedad id</text:p>
      <text:p text:style-name="P83"><text:span text:style-name="T84">return em.merge(id );</text:span></text:p>
      <text:p text:style-name="P85"><text:span text:style-name="T86">Delete</text:span><text:span text:style-name="T87"><text:s/></text:span></text:p>
      <text:p text:style-name="P88">Para borrar un campo en nuestra base de datos es necesario crear la clase y que no retorne nada, donde igual se usa con la llave primaria o el id, donde es necesario que usemos el método remove para actualizarlo</text:p>
      <text:p text:style-name="P89"><text:span text:style-name="T90">em.remove(nombreEnMinuscula);</text:span></text:p>
      <text:p text:style-name="P91"/>
      <text:p text:style-name="P92"/>
      <text:p text:style-name="P93"/>
      <text:p text:style-name="P94"/>
      <text:soft-page-break/>
      <text:p text:style-name="P95"><text:span text:style-name="T96">CONTROLLERS EN JAVA</text:span></text:p>
      <text:p text:style-name="P9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STRO CARRANZA ANDRES DAVID</meta:initial-creator>
    <dc:creator>CASTRO CARRANZA ANDRES DAVID</dc:creator>
    <meta:creation-date>2025-02-20T16:42:00Z</meta:creation-date>
    <dc:date>2025-02-20T21:49:00Z</dc:date>
    <meta:template xlink:href="Normal" xlink:type="simple"/>
    <meta:editing-cycles>1</meta:editing-cycles>
    <meta:editing-duration>PT18420S</meta:editing-duration>
    <meta:document-statistic meta:page-count="4" meta:paragraph-count="7" meta:word-count="598" meta:character-count="3880" meta:row-count="27" meta:non-whitespace-character-count="3289"/>
  </office:meta>
</office:document-meta>
</file>